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style:use-window-font-color="true" loext:opacity="0%" style:font-name="arial" fo:font-size="12pt" officeooo:paragraph-rsid="00b098a0" fo:background-color="transparent" style:font-size-asian="12pt" style:font-size-complex="12pt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style:use-window-font-color="true" loext:opacity="0%" style:font-name="arial" fo:font-size="12pt" fo:background-color="transparent" style:font-size-asian="12pt" style:font-size-complex="12pt"/>
    </style:style>
    <style:style style:name="P3" style:family="paragraph" style:parent-style-name="Text_20_body">
      <style:paragraph-properties fo:margin-left="0.212cm" fo:margin-right="0cm" fo:margin-top="0cm" fo:margin-bottom="0cm" style:contextual-spacing="false" style:line-height-at-least="0.476cm" fo:text-indent="0cm" style:auto-text-indent="false"/>
      <style:text-properties style:use-window-font-color="true" loext:opacity="0%" style:font-name="arial" fo:font-size="12pt" fo:background-color="transparent" style:font-size-asian="12pt" style:font-size-complex="12pt" loext:padding="0cm" loext:border="none"/>
    </style:style>
    <style:style style:name="P4" style:family="paragraph" style:parent-style-name="Text_20_body">
      <style:paragraph-properties fo:margin-left="0cm" fo:margin-right="0.106cm" fo:margin-top="0cm" fo:margin-bottom="0cm" style:contextual-spacing="false" style:line-height-at-least="0.318cm" fo:text-indent="0cm" style:auto-text-indent="false"/>
      <style:text-properties style:use-window-font-color="true" loext:opacity="0%" style:font-name="arial" fo:font-size="12pt" fo:background-color="transparent" style:font-size-asian="12pt" style:font-size-complex="12pt" loext:padding="0cm" loext:border="none"/>
    </style:style>
    <style:style style:name="P5" style:family="paragraph" style:parent-style-name="Text_20_body">
      <style:paragraph-properties fo:margin-left="0cm" fo:margin-right="0.106cm" style:line-height-at-least="0.318cm" fo:text-indent="0cm" style:auto-text-indent="false"/>
      <style:text-properties style:use-window-font-color="true" loext:opacity="0%" style:font-name="arial" fo:font-size="12pt" fo:background-color="transparent" style:font-size-asian="12pt" style:font-size-complex="12pt" loext:padding="0cm" loext:border="none"/>
    </style:style>
    <style:style style:name="P6" style:family="paragraph" style:parent-style-name="Text_20_body">
      <style:text-properties style:use-window-font-color="true" loext:opacity="0%" style:font-name="arial" fo:font-size="12pt" fo:background-color="transparent" style:font-size-asian="12pt" style:font-size-complex="12pt"/>
    </style:style>
    <style:style style:name="P7" style:family="paragraph" style:parent-style-name="Text_20_body">
      <style:text-properties style:use-window-font-color="true" loext:opacity="0%" style:font-name="arial" fo:font-size="12pt" officeooo:rsid="00b14c59" officeooo:paragraph-rsid="00b14c59" fo:background-color="transparent" style:font-size-asian="12pt" style:font-size-complex="12pt"/>
    </style:style>
    <style:style style:name="P8" style:family="paragraph" style:parent-style-name="Heading_20_2">
      <style:paragraph-properties fo:line-height="100%"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5fbfd3" fo:background-color="transparent" style:font-size-asian="12pt" style:font-weight-asian="bold" style:font-size-complex="12pt" style:font-weight-complex="bold"/>
    </style:style>
    <style:style style:name="P9" style:family="paragraph" style:parent-style-name="Heading_20_2">
      <style:paragraph-properties fo:margin-left="0cm" fo:margin-right="0cm" fo:margin-top="0.476cm" fo:margin-bottom="0.344cm" style:contextual-spacing="false" fo:line-height="150%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style:font-size-asian="12pt" style:font-size-complex="12pt"/>
    </style:style>
    <style:style style:name="P10" style:family="paragraph" style:parent-style-name="Heading_20_3">
      <style:paragraph-properties fo:margin-left="0cm" fo:margin-right="0cm" fo:margin-top="0.476cm" fo:margin-bottom="0.344cm" style:contextual-spacing="false" fo:line-height="150%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style:font-size-asian="12pt" style:font-size-complex="12pt"/>
    </style:style>
    <style:style style:name="P11" style:family="paragraph" style:parent-style-name="Text_20_body">
      <style:paragraph-properties fo:margin-left="0cm" fo:margin-right="0cm" fo:margin-top="0.344cm" fo:margin-bottom="0.344cm" style:contextual-spacing="false" style:line-height-at-least="0.741cm" fo:orphans="2" fo:widows="2" fo:text-indent="0cm" style:auto-text-indent="false"/>
    </style:style>
    <style:style style:name="P12" style:family="paragraph" style:parent-style-name="Heading_20_1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bold" officeooo:rsid="00205fba" officeooo:paragraph-rsid="00b098a0" fo:background-color="transparent" style:font-size-asian="12pt" style:font-weight-asian="bold" style:font-size-complex="12pt" style:font-weight-complex="bold"/>
    </style:style>
    <style:style style:name="P13" style:family="paragraph" style:parent-style-name="Heading_20_2">
      <style:paragraph-properties fo:line-height="100%" fo:text-align="justify" style:justify-single-word="false"/>
      <style:text-properties style:font-name="arial" fo:background-color="transparent"/>
    </style:style>
    <style:style style:name="P14" style:family="paragraph" style:parent-style-name="Standard">
      <style:paragraph-properties style:line-height-at-least="0.582cm"/>
      <style:text-properties fo:color="#d4d4d4" loext:opacity="100%" style:font-name="Droid Sans Mono" fo:font-size="12pt" fo:font-weight="normal" fo:background-color="#1a1a1f"/>
    </style:style>
    <style:style style:name="P15" style:family="paragraph" style:parent-style-name="Standard">
      <style:paragraph-properties fo:margin-top="0cm" fo:margin-bottom="0.499cm" style:contextual-spacing="false" style:line-height-at-least="0.582cm"/>
      <style:text-properties fo:color="#d4d4d4" loext:opacity="100%" style:font-name="Droid Sans Mono" fo:font-size="12pt" fo:font-weight="normal" fo:background-color="#1a1a1f"/>
    </style:style>
    <style:style style:name="P16" style:family="paragraph" style:parent-style-name="Standard">
      <style:paragraph-properties style:line-height-at-least="0.582cm"/>
      <style:text-properties fo:color="#79561e" loext:opacity="100%" style:font-name="Droid Sans Mono" fo:font-size="12pt" fo:font-weight="normal" fo:background-color="#1a1a1f"/>
    </style:style>
    <style:style style:name="P17" style:family="paragraph" style:parent-style-name="Standard">
      <style:paragraph-properties style:line-height-at-least="0.582cm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style:font-size-asian="12pt" style:font-size-complex="12pt"/>
    </style:style>
    <style:style style:name="P19" style:family="paragraph" style:parent-style-name="Text_20_body" style:list-style-name="L6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style:font-size-asian="12pt" style:font-size-complex="12pt"/>
    </style:style>
    <style:style style:name="P20" style:family="paragraph" style:parent-style-name="Text_20_body" style:list-style-name="L2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21" style:family="paragraph" style:parent-style-name="Text_20_body" style:list-style-name="L3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22" style:family="paragraph" style:parent-style-name="Text_20_body" style:list-style-name="L4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23" style:family="paragraph" style:parent-style-name="Text_20_body" style:list-style-name="L5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24" style:family="paragraph" style:parent-style-name="Text_20_body">
      <style:text-properties style:use-window-font-color="true" loext:opacity="0%" style:font-name="arial" fo:font-size="12pt" officeooo:rsid="00b86746" officeooo:paragraph-rsid="00b86746" fo:background-color="transparent" style:font-size-asian="12pt" style:font-size-complex="12pt"/>
    </style:style>
    <style:style style:name="P25" style:family="paragraph" style:parent-style-name="Text_20_body">
      <style:text-properties style:use-window-font-color="true" loext:opacity="0%" style:font-name="arial" fo:font-size="12pt" officeooo:paragraph-rsid="00b14c59" fo:background-color="transparent"/>
    </style:style>
    <style:style style:name="T1" style:family="text">
      <style:text-properties fo:font-variant="normal" fo:text-transform="none" fo:letter-spacing="normal" fo:font-style="normal" fo:font-weight="bold" officeooo:rsid="00b098a0" style:font-weight-asian="bold" style:font-weight-complex="bold"/>
    </style:style>
    <style:style style:name="T2" style:family="text">
      <style:text-properties fo:font-variant="normal" fo:text-transform="none" fo:letter-spacing="normal" fo:font-style="normal" fo:font-weight="bold" officeooo:rsid="001445d8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normal" officeooo:rsid="001445d8" style:font-weight-asian="normal" style:font-weight-complex="normal"/>
    </style:style>
    <style:style style:name="T4" style:family="text">
      <style:text-properties fo:font-variant="normal" fo:text-transform="none" fo:letter-spacing="normal" fo:font-style="normal" fo:font-weight="normal" officeooo:rsid="00b14c59" style:font-name-asian="Noto Serif CJK SC" style:font-weight-asian="normal" style:font-name-complex="Lohit Devanagari1" style:font-weight-complex="normal"/>
    </style:style>
    <style:style style:name="T5" style:family="text">
      <style:text-properties fo:font-variant="normal" fo:text-transform="none" style:use-window-font-color="true" loext:opacity="0%" style:font-name="arial" fo:font-size="12pt" fo:letter-spacing="normal" fo:font-style="normal" fo:font-weight="bold" fo:background-color="transparent" loext:char-shading-value="0" style:font-size-asian="12pt" style:font-size-complex="12pt"/>
    </style:style>
    <style:style style:name="T6" style:family="text">
      <style:text-properties fo:font-variant="normal" fo:text-transform="none" style:use-window-font-color="true" loext:opacity="0%" style:font-name="arial" fo:font-size="12pt" fo:letter-spacing="normal" fo:font-style="normal" fo:font-weight="bold" fo:background-color="transparent" loext:char-shading-value="0" style:font-size-asian="12pt" style:font-size-complex="12pt" loext:padding="0cm" loext:border="none"/>
    </style:style>
    <style:style style:name="T7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8" style:family="text">
      <style:text-properties fo:font-size="16pt" fo:background-color="transparent" loext:char-shading-value="0" style:font-size-asian="16pt" style:font-size-complex="16pt"/>
    </style:style>
    <style:style style:name="T9" style:family="text">
      <style:text-properties officeooo:rsid="00b5a8c3"/>
    </style:style>
    <style:style style:name="T10" style:family="text">
      <style:text-properties fo:color="#5539e3" loext:opacity="100%"/>
    </style:style>
    <style:style style:name="T11" style:family="text">
      <style:text-properties fo:color="#5539e3" loext:opacity="100%" fo:font-style="italic"/>
    </style:style>
    <style:style style:name="T12" style:family="text">
      <style:text-properties fo:color="#5539e3" loext:opacity="100%" style:font-name="Droid Sans Mono" fo:font-style="italic" fo:font-weight="normal" fo:background-color="#1a1a1f" loext:char-shading-value="0"/>
    </style:style>
    <style:style style:name="T13" style:family="text">
      <style:text-properties fo:color="#5539e3" loext:opacity="100%" style:font-name="Droid Sans Mono" fo:font-style="italic" fo:font-weight="normal" officeooo:rsid="00b5a8c3" fo:background-color="#1a1a1f" loext:char-shading-value="0" style:font-size-asian="12pt" style:font-size-complex="12pt"/>
    </style:style>
    <style:style style:name="T14" style:family="text">
      <style:text-properties fo:color="#d4d4d4" loext:opacity="100%" style:font-name="Droid Sans Mono" fo:font-weight="normal" fo:background-color="#1a1a1f" loext:char-shading-value="0"/>
    </style:style>
    <style:style style:name="T15" style:family="text">
      <style:text-properties fo:color="#d4d4d4" loext:opacity="100%" style:font-name="Droid Sans Mono" fo:font-weight="normal" officeooo:rsid="00b5a8c3" fo:background-color="#1a1a1f" loext:char-shading-value="0" style:font-size-asian="12pt" style:font-size-complex="12pt"/>
    </style:style>
    <style:style style:name="T16" style:family="text">
      <style:text-properties fo:color="#e8e5b0" loext:opacity="100%"/>
    </style:style>
    <style:style style:name="T17" style:family="text">
      <style:text-properties fo:color="#e8e5b0" loext:opacity="100%" style:font-name="Droid Sans Mono" fo:font-weight="normal" fo:background-color="#1a1a1f" loext:char-shading-value="0"/>
    </style:style>
    <style:style style:name="T18" style:family="text">
      <style:text-properties fo:color="#e8e5b0" loext:opacity="100%" style:font-name="Droid Sans Mono" fo:font-weight="normal" officeooo:rsid="00b5a8c3" fo:background-color="#1a1a1f" loext:char-shading-value="0" style:font-size-asian="12pt" style:font-size-complex="12pt"/>
    </style:style>
    <style:style style:name="T19" style:family="text">
      <style:text-properties fo:color="#f55dcf" loext:opacity="100%" fo:font-weight="bold"/>
    </style:style>
    <style:style style:name="T20" style:family="text">
      <style:text-properties fo:color="#faef9b" loext:opacity="100%"/>
    </style:style>
    <style:style style:name="T21" style:family="text">
      <style:text-properties fo:color="#14d5a8" loext:opacity="100%"/>
    </style:style>
    <style:style style:name="T22" style:family="text">
      <style:text-properties fo:color="#79561e" loext:opacity="100%"/>
    </style:style>
    <style:style style:name="T23" style:family="text">
      <style:text-properties fo:color="#ae81ff" loext:opacity="100%"/>
    </style:style>
    <style:style style:name="T24" style:family="text">
      <style:text-properties fo:color="#fd971f" loext:opacity="100%" fo:font-style="italic"/>
    </style:style>
    <style:style style:name="T25" style:family="text">
      <style:text-properties fo:color="#f92672" loext:opacity="100%" fo:font-style="italic"/>
    </style:style>
    <style:style style:name="T26" style:family="text">
      <style:text-properties fo:color="#a6e22e" loext:opacity="100%" style:text-underline-style="solid" style:text-underline-width="auto" style:text-underline-color="font-color"/>
    </style:style>
    <style:style style:name="T27" style:family="text">
      <style:text-properties officeooo:rsid="00b14c59" style:font-size-asian="12pt" style:font-size-complex="12pt"/>
    </style:style>
    <style:style style:name="T28" style:family="text">
      <style:text-properties officeooo:rsid="00b5a8c3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Aula</text:span><text:span text:style-name="T2">:</text:span><text:span text:style-name="T3"> </text:span><text:span text:style-name="T4">Programação em Memória Distribuída 2 - Funções MPI</text:span></text:h>
      <text:p text:style-name="P11"><text:span text:style-name="Strong_20_Emphasis"><text:span text:style-name="T5">Função</text:span></text:span><text:span text:style-name="T7">: </text:span><text:span text:style-name="Source_20_Text"><text:span text:style-name="T6">MPI_Barrier(MPI_Comm comm)</text:span></text:span><text:span text:style-name="T7"><text:line-break/></text:span><text:span text:style-name="Strong_20_Emphasis"><text:span text:style-name="T5">Objetivo</text:span></text:span><text:span text:style-name="T7">: Sincroniza todos os processos no comunicador especificado.<text:line-break/></text:span><text:span text:style-name="Strong_20_Emphasis"><text:span text:style-name="T5">Funcionamento</text:span></text:span><text:span text:style-name="T7">:</text:span></text:p>
      <text:list xml:id="list984757932" text:style-name="L1">
        <text:list-item>
          <text:p text:style-name="P18">Cada processo para sua execução ao chegar na barreira</text:p>
        </text:list-item>
        <text:list-item>
          <text:p text:style-name="P18">Só continua quando TODOS os processos do comunicador atingiram a barreira</text:p>
        </text:list-item>
        <text:list-item>
          <text:p text:style-name="P18">Útil para garantir que certas operações foram completadas por todos antes de continuar</text:p>
        </text:list-item>
      </text:list>
      <text:h text:style-name="P9" text:outline-level="2">Funções Coletivas de Comunicação</text:h>
      <text:h text:style-name="P10" text:outline-level="3">MPI_Bcast (Broadcast)</text:h>
      <text:p text:style-name="P11"><text:span text:style-name="Strong_20_Emphasis"><text:span text:style-name="T5">Função</text:span></text:span><text:span text:style-name="T7">: </text:span><text:span text:style-name="Source_20_Text"><text:span text:style-name="T6">MPI_Bcast(void *buffer, int count, MPI_Datatype datatype, int root, MPI_Comm comm)</text:span></text:span><text:span text:style-name="T7"><text:line-break/></text:span><text:span text:style-name="Strong_20_Emphasis"><text:span text:style-name="T5">Objetivo</text:span></text:span><text:span text:style-name="T7">: Envia dados de um processo (root) para todos os outros processos no comunicador.<text:line-break/></text:span><text:span text:style-name="Strong_20_Emphasis"><text:span text:style-name="T5">Parâmetros</text:span></text:span><text:span text:style-name="T7">:</text:span></text:p>
      <text:list xml:id="list1314046335" text:style-name="L2">
        <text:list-item>
          <text:p text:style-name="P20"><text:span text:style-name="Source_20_Text"><text:span text:style-name="T6">buffer</text:span></text:span><text:span text:style-name="T7">: Ponteiro para os dados (no root contém os dados a enviar, nos outros receberá os dados)</text:span></text:p>
        </text:list-item>
        <text:list-item>
          <text:p text:style-name="P20"><text:span text:style-name="Source_20_Text"><text:span text:style-name="T6">count</text:span></text:span><text:span text:style-name="T7">: Número de elementos a enviar</text:span></text:p>
        </text:list-item>
        <text:list-item>
          <text:p text:style-name="P20"><text:span text:style-name="Source_20_Text"><text:span text:style-name="T6">datatype</text:span></text:span><text:span text:style-name="T7">: Tipo dos dados (MPI_INT, MPI_FLOAT, etc.)</text:span></text:p>
        </text:list-item>
        <text:list-item>
          <text:p text:style-name="P20"><text:span text:style-name="Source_20_Text"><text:span text:style-name="T6">root</text:span></text:span><text:span text:style-name="T7">: Rank do processo que envia os dados</text:span></text:p>
        </text:list-item>
        <text:list-item>
          <text:p text:style-name="P20"><text:span text:style-name="Source_20_Text"><text:span text:style-name="T6">comm</text:span></text:span><text:span text:style-name="T7">: Comunicador</text:span></text:p>
        </text:list-item>
      </text:list>
      <text:h text:style-name="P10" text:outline-level="3">MPI_Scatter</text:h>
      <text:p text:style-name="P11"><text:span text:style-name="Strong_20_Emphasis"><text:span text:style-name="T5">Função</text:span></text:span><text:span text:style-name="T7">: </text:span><text:span text:style-name="Source_20_Text"><text:span text:style-name="T6">MPI_Scatter(void *sendbuf, int sendcount, MPI_Datatype sendtype, void *recvbuf, int recvcount, MPI_Datatype recvtype, int root, MPI_Comm comm)</text:span></text:span><text:span text:style-name="T7"><text:line-break/></text:span><text:span text:style-name="Strong_20_Emphasis"><text:span text:style-name="T5">Objetivo</text:span></text:span><text:span text:style-name="T7">: Divide um array do processo root e distribui partes iguais para todos os processos.<text:line-break/></text:span><text:span text:style-name="Strong_20_Emphasis"><text:span text:style-name="T5">Exemplo</text:span></text:span><text:span text:style-name="T7">: Se o root tem um array de 100 inteiros e há 10 processos, cada processo recebe 10 inteiros.</text:span></text:p>
      <text:h text:style-name="P10" text:outline-level="3"><text:soft-page-break/>MPI_Gather</text:h>
      <text:p text:style-name="P11"><text:span text:style-name="Strong_20_Emphasis"><text:span text:style-name="T5">Função</text:span></text:span><text:span text:style-name="T7">: </text:span><text:span text:style-name="Source_20_Text"><text:span text:style-name="T6">MPI_Gather(void *sendbuf, int sendcount, MPI_Datatype sendtype, void *recvbuf, int recvcount, MPI_Datatype recvtype, int root, MPI_Comm comm)</text:span></text:span><text:span text:style-name="T7"><text:line-break/></text:span><text:span text:style-name="Strong_20_Emphasis"><text:span text:style-name="T5">Objetivo</text:span></text:span><text:span text:style-name="T7">: O oposto do Scatter - coleta dados de todos os processos em um array no processo root.</text:span></text:p>
      <text:h text:style-name="P10" text:outline-level="3">MPI_Reduce</text:h>
      <text:p text:style-name="P11"><text:span text:style-name="Strong_20_Emphasis"><text:span text:style-name="T5">Função</text:span></text:span><text:span text:style-name="T7">: </text:span><text:span text:style-name="Source_20_Text"><text:span text:style-name="T6">MPI_Reduce(void *sendbuf, void *recvbuf, int count, MPI_Datatype datatype, MPI_Op op, int root, MPI_Comm comm)</text:span></text:span><text:span text:style-name="T7"><text:line-break/></text:span><text:span text:style-name="Strong_20_Emphasis"><text:span text:style-name="T5">Objetivo</text:span></text:span><text:span text:style-name="T7">: Aplica uma operação (como soma, máximo, mínimo) sobre dados de todos os processos e armazena o resultado no root.<text:line-break/></text:span><text:span text:style-name="Strong_20_Emphasis"><text:span text:style-name="T5">Operações comuns</text:span></text:span><text:span text:style-name="T7">:</text:span></text:p>
      <text:list xml:id="list3717557172" text:style-name="L3">
        <text:list-item>
          <text:p text:style-name="P21"><text:span text:style-name="Source_20_Text"><text:span text:style-name="T6">MPI_SUM</text:span></text:span><text:span text:style-name="T7">: Soma os valores</text:span></text:p>
        </text:list-item>
        <text:list-item>
          <text:p text:style-name="P21"><text:span text:style-name="Source_20_Text"><text:span text:style-name="T6">MPI_MAX</text:span></text:span><text:span text:style-name="T7">: Encontra o valor máximo</text:span></text:p>
        </text:list-item>
        <text:list-item>
          <text:p text:style-name="P21"><text:span text:style-name="Source_20_Text"><text:span text:style-name="T6">MPI_MIN</text:span></text:span><text:span text:style-name="T7">: Encontra o valor mínimo</text:span></text:p>
        </text:list-item>
        <text:list-item>
          <text:p text:style-name="P21"><text:span text:style-name="Source_20_Text"><text:span text:style-name="T6">MPI_PROD</text:span></text:span><text:span text:style-name="T7">: Produto dos valores</text:span></text:p>
        </text:list-item>
      </text:list>
      <text:h text:style-name="P9" text:outline-level="2">Funções Coletivas "All"</text:h>
      <text:h text:style-name="P10" text:outline-level="3">MPI_Allgather</text:h>
      <text:p text:style-name="P11"><text:span text:style-name="Strong_20_Emphasis"><text:span text:style-name="T5">Função</text:span></text:span><text:span text:style-name="T7">: </text:span><text:span text:style-name="Source_20_Text"><text:span text:style-name="T6">MPI_Allgather(void *sendbuf, int sendcount, MPI_Datatype sendtype, void *recvbuf, int recvcount, MPI_Datatype recvtype, MPI_Comm comm)</text:span></text:span><text:span text:style-name="T7"><text:line-break/></text:span><text:span text:style-name="Strong_20_Emphasis"><text:span text:style-name="T5">Objetivo</text:span></text:span><text:span text:style-name="T7">: Como o Gather, mas o resultado é disponibilizado para TODOS os processos, não apenas para o root.</text:span></text:p>
      <text:h text:style-name="P10" text:outline-level="3">MPI_Allreduce</text:h>
      <text:p text:style-name="P11"><text:span text:style-name="Strong_20_Emphasis"><text:span text:style-name="T5">Função</text:span></text:span><text:span text:style-name="T7">: </text:span><text:span text:style-name="Source_20_Text"><text:span text:style-name="T6">MPI_Allreduce(void *sendbuf, void *recvbuf, int count, MPI_Datatype datatype, MPI_Op op, MPI_Comm comm)</text:span></text:span><text:span text:style-name="T7"><text:line-break/></text:span><text:span text:style-name="Strong_20_Emphasis"><text:span text:style-name="T5">Objetivo</text:span></text:span><text:span text:style-name="T7">: Como o Reduce, mas o resultado é disponibilizado para TODOS os processos.</text:span></text:p>
      <text:h text:style-name="P9" text:outline-level="2"><text:soft-page-break/>O Argumento STATUS em Operações de Recebimento</text:h>
      <text:p text:style-name="P11"><text:span text:style-name="T7">Em operações como </text:span><text:span text:style-name="Source_20_Text"><text:span text:style-name="T6">MPI_Recv</text:span></text:span><text:span text:style-name="T7">, o argumento </text:span><text:span text:style-name="Source_20_Text"><text:span text:style-name="T6">status</text:span></text:span><text:span text:style-name="T7"> (do tipo </text:span><text:span text:style-name="Source_20_Text"><text:span text:style-name="T6">MPI_Status</text:span></text:span><text:span text:style-name="T7">) fornece informações sobre a mensagem recebida:</text:span></text:p>
      <text:p text:style-name="P3">c</text:p>
      <text:p text:style-name="P4">Copy</text:p>
      <text:p text:style-name="P5">Download</text:p>
      <text:p text:style-name="P2">MPI_Recv(void *buf, int count, MPI_Datatype datatype, int source, int tag, MPI_Comm comm, MPI_Status *status)</text:p>
      <text:p text:style-name="P11"><text:span text:style-name="Strong_20_Emphasis"><text:span text:style-name="T5">Informações contidas no status</text:span></text:span><text:span text:style-name="T7">:</text:span></text:p>
      <text:list xml:id="list847849150" text:style-name="L4">
        <text:list-item>
          <text:p text:style-name="P22"><text:span text:style-name="Source_20_Text"><text:span text:style-name="T6">status.MPI_SOURCE</text:span></text:span><text:span text:style-name="T7">: Rank do processo que enviou a mensagem</text:span></text:p>
        </text:list-item>
        <text:list-item>
          <text:p text:style-name="P22"><text:span text:style-name="Source_20_Text"><text:span text:style-name="T6">status.MPI_TAG</text:span></text:span><text:span text:style-name="T7">: Tag da mensagem recebida</text:span></text:p>
        </text:list-item>
        <text:list-item>
          <text:p text:style-name="P22"><text:span text:style-name="Source_20_Text"><text:span text:style-name="T6">status.MPI_ERROR</text:span></text:span><text:span text:style-name="T7">: Código de erro (se aplicável)</text:span></text:p>
        </text:list-item>
      </text:list>
      <text:p text:style-name="P11"><text:span text:style-name="Strong_20_Emphasis"><text:span text:style-name="T5">Funções úteis para status</text:span></text:span><text:span text:style-name="T7">:</text:span></text:p>
      <text:list xml:id="list3430994228" text:style-name="L5">
        <text:list-item>
          <text:p text:style-name="P23"><text:span text:style-name="Source_20_Text"><text:span text:style-name="T6">MPI_Get_count(MPI_Status *status, MPI_Datatype datatype, int *count)</text:span></text:span><text:span text:style-name="T7">:<text:line-break/>Retorna o número real de elementos recebidos (pode ser menor que o count especificado no Recv)</text:span></text:p>
        </text:list-item>
      </text:list>
      <text:p text:style-name="P11"><text:span text:style-name="Strong_20_Emphasis"><text:span text:style-name="T5">Por que é importante</text:span></text:span><text:span text:style-name="T7">:</text:span></text:p>
      <text:list xml:id="list2473796084" text:style-name="L6">
        <text:list-item>
          <text:p text:style-name="P19">Permite receber mensagens de qualquer fonte (usando MPI_ANY_SOURCE)</text:p>
        </text:list-item>
        <text:list-item>
          <text:p text:style-name="P19">Permite receber mensagens com qualquer tag (usando MPI_ANY_TAG)</text:p>
        </text:list-item>
        <text:list-item>
          <text:p text:style-name="P19">Fornece informações sobre o tamanho real da mensagem recebida</text:p>
        </text:list-item>
      </text:list>
      <text:p text:style-name="P6"><text:line-break/></text:p>
      <text:p text:style-name="P6"/>
      <text:p text:style-name="P7">Tarefa 16:</text:p>
      <text:p text:style-name="P7"/>
      <text:p text:style-name="P7">implmente um programa que alcule o produto y=A*x, onde A é uma matriz MxN e x é um vetor de tamanho N.</text:p>
      <text:p text:style-name="P7">Divida a matriz Apor linhas entre os processos com MPI_Scatter, e distribua o vetor x inteiro com MPI_Bcast. Cada processo deve calcular os elementos de y correspondentes as suas linhas e envialios de volta ao processo 0 com MPI_gather.</text:p>
      <text:p text:style-name="P25"><text:span text:style-name="T27">Compare os tempos com diferentes tamanhos de matriz e numeros de processos. <text:line-break/><text:line-break/>A saida estruturada, comparando os tempos em uma tabela organizada e bem visual. </text:span><text:soft-page-break/><text:span text:style-name="T27">Tambem gerar um csv com todos os tmepos para posteriormente gerar graficos em pythom comparando o tempos.<text:line-break/><text:line-break/></text:span><text:span text:style-name="T28">Fiz esse codigo:<text:line-break/></text:span><text:span text:style-name="T13">#include</text:span><text:span text:style-name="T15"> </text:span><text:span text:style-name="T18">&lt;stdio.h&gt;</text:span></text:p>
      <text:p text:style-name="P14"><text:span text:style-name="T11">#include</text:span> <text:span text:style-name="T16">&lt;stdlib.h&gt;</text:span></text:p>
      <text:p text:style-name="P14"><text:span text:style-name="T11">#include</text:span> <text:span text:style-name="T16">&lt;mpi.h&gt;</text:span></text:p>
      <text:p text:style-name="P14"><text:span text:style-name="T11">#include</text:span> <text:span text:style-name="T16">&lt;time.h&gt;</text:span></text:p>
      <text:p text:style-name="P17"/>
      <text:p text:style-name="P14"><text:span text:style-name="T11">#define</text:span> <text:span text:style-name="T19">MAX_M</text:span> <text:span text:style-name="T20">10000</text:span></text:p>
      <text:p text:style-name="P14"><text:span text:style-name="T11">#define</text:span> <text:span text:style-name="T19">MAX_N</text:span> <text:span text:style-name="T20">10000</text:span></text:p>
      <text:p text:style-name="P14"><text:span text:style-name="T11">#define</text:span> <text:span text:style-name="T19">REPEATS</text:span> <text:span text:style-name="T20">1000</text:span><text:span text:style-name="T22"> // Número de repetições para melhorar medição do tempo</text:span></text:p>
      <text:p text:style-name="P17"/>
      <text:p text:style-name="P16">// Matrizes estáticas</text:p>
      <text:p text:style-name="P14"><text:span text:style-name="T11">double</text:span> <text:span text:style-name="T21">A</text:span>[<text:span text:style-name="T19">MAX_M</text:span>][<text:span text:style-name="T19">MAX_N</text:span>];</text:p>
      <text:p text:style-name="P14"><text:span text:style-name="T11">double</text:span> <text:span text:style-name="T21">x</text:span>[<text:span text:style-name="T19">MAX_N</text:span>];</text:p>
      <text:p text:style-name="P14"><text:span text:style-name="T11">double</text:span> <text:span text:style-name="T21">y</text:span>[<text:span text:style-name="T19">MAX_M</text:span>];</text:p>
      <text:p text:style-name="P14"><text:span text:style-name="T11">double</text:span> <text:span text:style-name="T21">local_A</text:span>[<text:span text:style-name="T19">MAX_M</text:span>][<text:span text:style-name="T19">MAX_N</text:span>];<text:span text:style-name="T22"> // Pode ser menor que MAX_M</text:span></text:p>
      <text:p text:style-name="P14"><text:span text:style-name="T11">double</text:span> <text:span text:style-name="T21">local_y</text:span>[<text:span text:style-name="T19">MAX_M</text:span>];</text:p>
      <text:p text:style-name="P17"/>
      <text:p text:style-name="P14"><text:span text:style-name="T11">void</text:span> <text:span text:style-name="T19">print_table_header</text:span>() {</text:p>
      <text:p text:style-name="P14"><text:span text:style-name="T19">printf</text:span>(<text:span text:style-name="T16">"</text:span><text:span text:style-name="T23">\n</text:span><text:span text:style-name="T16">+---------------+---------------+---------------+---------------+---------------+</text:span><text:span text:style-name="T23">\n</text:span><text:span text:style-name="T16">"</text:span>);</text:p>
      <text:p text:style-name="P14"><text:span text:style-name="T19">printf</text:span>(<text:span text:style-name="T16">"| </text:span><text:span text:style-name="T23">%-13s</text:span><text:span text:style-name="T16"> | </text:span><text:span text:style-name="T23">%-13s</text:span><text:span text:style-name="T16"> | </text:span><text:span text:style-name="T23">%-13s</text:span><text:span text:style-name="T16"> | </text:span><text:span text:style-name="T23">%-13s</text:span><text:span text:style-name="T16"> | </text:span><text:span text:style-name="T23">%-13s</text:span><text:span text:style-name="T16"> |</text:span><text:span text:style-name="T23">\n</text:span><text:span text:style-name="T16">"</text:span>, <text:span text:style-name="T16">"Matriz (MxN)"</text:span>, <text:span text:style-name="T16">"Processos"</text:span>, <text:span text:style-name="T16">"Tempo (s)"</text:span>, <text:span text:style-name="T16">"Speedup"</text:span>, <text:span text:style-name="T16">"Eficiência"</text:span>);</text:p>
      <text:p text:style-name="P14"><text:span text:style-name="T19">printf</text:span>(<text:span text:style-name="T16">"+---------------+---------------+---------------+---------------+---------------+</text:span><text:span text:style-name="T23">\n</text:span><text:span text:style-name="T16">"</text:span>);</text:p>
      <text:p text:style-name="P14">}</text:p>
      <text:p text:style-name="P17"/>
      <text:p text:style-name="P14"><text:span text:style-name="T11">void</text:span> <text:span text:style-name="T19">print_table_row</text:span>(<text:span text:style-name="T11">int</text:span> <text:span text:style-name="T24">M</text:span>, <text:span text:style-name="T11">int</text:span> <text:span text:style-name="T24">N</text:span>, <text:span text:style-name="T11">int</text:span> <text:span text:style-name="T24">size</text:span>, <text:span text:style-name="T11">double</text:span> <text:span text:style-name="T24">time</text:span>, <text:span text:style-name="T11">double</text:span> <text:span text:style-name="T24">baseline_time</text:span>) {</text:p>
      <text:p text:style-name="P14"><text:span text:style-name="T11">double</text:span> <text:span text:style-name="T21">speedup</text:span> <text:span text:style-name="T25">=</text:span> <text:span text:style-name="T24">baseline_time</text:span> <text:span text:style-name="T25">/</text:span> <text:span text:style-name="T24">time</text:span>;</text:p>
      <text:p text:style-name="P14"><text:span text:style-name="T11">double</text:span> <text:span text:style-name="T21">efficiency</text:span> <text:span text:style-name="T25">=</text:span> (<text:span text:style-name="T21">speedup</text:span> <text:span text:style-name="T25">/</text:span> <text:span text:style-name="T24">size</text:span>) <text:span text:style-name="T25">*</text:span> <text:span text:style-name="T20">100.0</text:span>;</text:p>
      <text:p text:style-name="P14"><text:span text:style-name="T19">printf</text:span>(<text:span text:style-name="T16">"| </text:span><text:span text:style-name="T23">%d</text:span><text:span text:style-name="T16">x</text:span><text:span text:style-name="T23">%-10d</text:span><text:span text:style-name="T16"> | </text:span><text:span text:style-name="T23">%-13d</text:span><text:span text:style-name="T16"> | </text:span><text:span text:style-name="T23">%-13.6f</text:span><text:span text:style-name="T16"> | </text:span><text:span text:style-name="T23">%-13.2f</text:span><text:span text:style-name="T16"> | </text:span><text:span text:style-name="T23">%-12.1f%%</text:span><text:span text:style-name="T16"> |</text:span><text:span text:style-name="T23">\n</text:span><text:span text:style-name="T16">"</text:span>, </text:p>
      <text:p text:style-name="P14"><text:span text:style-name="T24">M</text:span>, <text:span text:style-name="T24">N</text:span>, <text:span text:style-name="T24">size</text:span>, <text:span text:style-name="T24">time</text:span>, <text:span text:style-name="T21">speedup</text:span>, <text:span text:style-name="T21">efficiency</text:span>);</text:p>
      <text:p text:style-name="P14">}</text:p>
      <text:p text:style-name="P17"/>
      <text:p text:style-name="P14"><text:span text:style-name="T11">void</text:span> <text:span text:style-name="T19">write_csv</text:span>(<text:span text:style-name="T10">const</text:span> <text:span text:style-name="T11">char</text:span><text:span text:style-name="T25">*</text:span> <text:span text:style-name="T24">filename</text:span>, <text:span text:style-name="T11">int</text:span> <text:span text:style-name="T24">M</text:span>, <text:span text:style-name="T11">int</text:span> <text:span text:style-name="T24">N</text:span>, <text:span text:style-name="T11">int</text:span> <text:span text:style-name="T24">size</text:span>, <text:span text:style-name="T11">double</text:span> <text:span text:style-name="T24">time</text:span>, <text:span text:style-name="T11">double</text:span> <text:span text:style-name="T24">speedup</text:span>, <text:span text:style-name="T11">double</text:span> <text:span text:style-name="T24">efficiency</text:span>, <text:span text:style-name="T11">int</text:span> <text:span text:style-name="T24">is_first_write</text:span>) {</text:p>
      <text:p text:style-name="P14"><text:span text:style-name="T26">FILE</text:span> <text:span text:style-name="T25">*</text:span><text:span text:style-name="T21">file</text:span> <text:span text:style-name="T25">=</text:span> <text:span text:style-name="T19">fopen</text:span>(<text:span text:style-name="T24">filename</text:span>, <text:span text:style-name="T24">is_first_write</text:span> <text:span text:style-name="T25">?</text:span> <text:span text:style-name="T16">"w"</text:span> <text:span text:style-name="T25">:</text:span> <text:span text:style-name="T16">"a"</text:span>);<text:span text:style-name="T22"> // "w" se for a primeira vez, "a" caso contrário</text:span></text:p>
      <text:p text:style-name="P14"><text:span text:style-name="T11">if</text:span> (<text:span text:style-name="T21">file</text:span> <text:span text:style-name="T25">==</text:span> <text:span text:style-name="T19">NULL</text:span>) {</text:p>
      <text:p text:style-name="P14"><text:span text:style-name="T19">printf</text:span>(<text:span text:style-name="T16">"Erro ao abrir arquivo CSV!</text:span><text:span text:style-name="T23">\n</text:span><text:span text:style-name="T16">"</text:span>);</text:p>
      <text:p text:style-name="P14"><text:span text:style-name="T11">return</text:span>;</text:p>
      <text:p text:style-name="P14"><text:soft-page-break/>}</text:p>
      <text:p text:style-name="P14"><text:span text:style-name="T11">if</text:span> (<text:span text:style-name="T24">is_first_write</text:span>) {</text:p>
      <text:p text:style-name="P14"><text:span text:style-name="T19">fprintf</text:span>(<text:span text:style-name="T21">file</text:span>, <text:span text:style-name="T16">"M,N,Processos,Tempo,Speedup,Eficiência</text:span><text:span text:style-name="T23">\n</text:span><text:span text:style-name="T16">"</text:span>);</text:p>
      <text:p text:style-name="P14">}</text:p>
      <text:p text:style-name="P14"><text:span text:style-name="T19">fprintf</text:span>(<text:span text:style-name="T21">file</text:span>, <text:span text:style-name="T16">"</text:span><text:span text:style-name="T23">%d</text:span><text:span text:style-name="T16">,</text:span><text:span text:style-name="T23">%d</text:span><text:span text:style-name="T16">,</text:span><text:span text:style-name="T23">%d</text:span><text:span text:style-name="T16">,</text:span><text:span text:style-name="T23">%.6f</text:span><text:span text:style-name="T16">,</text:span><text:span text:style-name="T23">%.2f</text:span><text:span text:style-name="T16">,</text:span><text:span text:style-name="T23">%.1f\n</text:span><text:span text:style-name="T16">"</text:span>, <text:span text:style-name="T24">M</text:span>, <text:span text:style-name="T24">N</text:span>, <text:span text:style-name="T24">size</text:span>, <text:span text:style-name="T24">time</text:span>, <text:span text:style-name="T24">speedup</text:span>, <text:span text:style-name="T24">efficiency</text:span>);</text:p>
      <text:p text:style-name="P14"><text:span text:style-name="T19">fclose</text:span>(<text:span text:style-name="T21">file</text:span>);</text:p>
      <text:p text:style-name="P14">}</text:p>
      <text:p text:style-name="P17"/>
      <text:p text:style-name="P16">// Função para salvar o tempo de referência (1 processo)</text:p>
      <text:p text:style-name="P14"><text:span text:style-name="T11">void</text:span> <text:span text:style-name="T19">save_baseline_time</text:span>(<text:span text:style-name="T11">double</text:span> <text:span text:style-name="T24">time</text:span>) {</text:p>
      <text:p text:style-name="P14"><text:span text:style-name="T26">FILE</text:span> <text:span text:style-name="T25">*</text:span><text:span text:style-name="T21">file</text:span> <text:span text:style-name="T25">=</text:span> <text:span text:style-name="T19">fopen</text:span>(<text:span text:style-name="T16">"baseline_time.txt"</text:span>, <text:span text:style-name="T16">"w"</text:span>);</text:p>
      <text:p text:style-name="P14"><text:span text:style-name="T11">if</text:span> (<text:span text:style-name="T21">file</text:span> <text:span text:style-name="T25">==</text:span> <text:span text:style-name="T19">NULL</text:span>) <text:span text:style-name="T11">return</text:span>;</text:p>
      <text:p text:style-name="P14"><text:span text:style-name="T19">fprintf</text:span>(<text:span text:style-name="T21">file</text:span>, <text:span text:style-name="T16">"</text:span><text:span text:style-name="T23">%.6f</text:span><text:span text:style-name="T16">"</text:span>, <text:span text:style-name="T24">time</text:span>);</text:p>
      <text:p text:style-name="P14"><text:span text:style-name="T19">fclose</text:span>(<text:span text:style-name="T21">file</text:span>);</text:p>
      <text:p text:style-name="P14">}</text:p>
      <text:p text:style-name="P17"/>
      <text:p text:style-name="P16">// Função para carregar o tempo de referência</text:p>
      <text:p text:style-name="P14"><text:span text:style-name="T11">double</text:span> <text:span text:style-name="T19">load_baseline_time</text:span>() {</text:p>
      <text:p text:style-name="P14"><text:span text:style-name="T26">FILE</text:span> <text:span text:style-name="T25">*</text:span><text:span text:style-name="T21">file</text:span> <text:span text:style-name="T25">=</text:span> <text:span text:style-name="T19">fopen</text:span>(<text:span text:style-name="T16">"baseline_time.txt"</text:span>, <text:span text:style-name="T16">"r"</text:span>);</text:p>
      <text:p text:style-name="P14"><text:span text:style-name="T11">if</text:span> (<text:span text:style-name="T21">file</text:span> <text:span text:style-name="T25">==</text:span> <text:span text:style-name="T19">NULL</text:span>) <text:span text:style-name="T11">return</text:span> <text:span text:style-name="T25">-</text:span><text:span text:style-name="T20">1.0</text:span>;</text:p>
      <text:p text:style-name="P14"><text:span text:style-name="T11">double</text:span> <text:span text:style-name="T21">time</text:span>;</text:p>
      <text:p text:style-name="P14"><text:span text:style-name="T19">fscanf</text:span>(<text:span text:style-name="T21">file</text:span>, <text:span text:style-name="T16">"</text:span><text:span text:style-name="T23">%lf</text:span><text:span text:style-name="T16">"</text:span>, <text:span text:style-name="T25">&amp;</text:span><text:span text:style-name="T21">time</text:span>);</text:p>
      <text:p text:style-name="P14"><text:span text:style-name="T19">fclose</text:span>(<text:span text:style-name="T21">file</text:span>);</text:p>
      <text:p text:style-name="P14"><text:span text:style-name="T11">return</text:span> <text:span text:style-name="T21">time</text:span>;</text:p>
      <text:p text:style-name="P14">}</text:p>
      <text:p text:style-name="P17"/>
      <text:p text:style-name="P14"><text:span text:style-name="T11">int</text:span> <text:span text:style-name="T19">main</text:span>(<text:span text:style-name="T11">int</text:span> <text:span text:style-name="T24">argc</text:span>, <text:span text:style-name="T11">char</text:span> <text:span text:style-name="T25">*</text:span><text:span text:style-name="T24">argv</text:span><text:span text:style-name="T10">[]</text:span>) {</text:p>
      <text:p text:style-name="P14"><text:span text:style-name="T11">int</text:span> <text:span text:style-name="T21">rank</text:span>, <text:span text:style-name="T21">size</text:span>;</text:p>
      <text:p text:style-name="P14"><text:span text:style-name="T11">int</text:span> <text:span text:style-name="T21">M</text:span>, <text:span text:style-name="T21">N</text:span>;</text:p>
      <text:p text:style-name="P14"><text:span text:style-name="T11">int</text:span> <text:span text:style-name="T21">local_M</text:span>;</text:p>
      <text:p text:style-name="P14"><text:span text:style-name="T11">int</text:span> <text:span text:style-name="T21">is_first_write</text:span> <text:span text:style-name="T25">=</text:span> <text:span text:style-name="T20">0</text:span>;</text:p>
      <text:p text:style-name="P17"/>
      <text:p text:style-name="P14"><text:span text:style-name="T19">MPI_Init</text:span>(<text:span text:style-name="T25">&amp;</text:span><text:span text:style-name="T24">argc</text:span>, <text:span text:style-name="T25">&amp;</text:span><text:span text:style-name="T24">argv</text:span>);</text:p>
      <text:p text:style-name="P14"><text:span text:style-name="T19">MPI_Comm_rank</text:span>(MPI_COMM_WORLD, <text:span text:style-name="T25">&amp;</text:span><text:span text:style-name="T21">rank</text:span>);</text:p>
      <text:p text:style-name="P14"><text:span text:style-name="T19">MPI_Comm_size</text:span>(MPI_COMM_WORLD, <text:span text:style-name="T25">&amp;</text:span><text:span text:style-name="T21">size</text:span>);</text:p>
      <text:p text:style-name="P17"/>
      <text:p text:style-name="P16">// Verificação de argumentos</text:p>
      <text:p text:style-name="P14"><text:span text:style-name="T11">if</text:span> (<text:span text:style-name="T24">argc</text:span> <text:span text:style-name="T25">!=</text:span> <text:span text:style-name="T20">3</text:span>) {</text:p>
      <text:p text:style-name="P14"><text:span text:style-name="T11">if</text:span> (<text:span text:style-name="T21">rank</text:span> <text:span text:style-name="T25">==</text:span> <text:span text:style-name="T20">0</text:span>) <text:span text:style-name="T19">printf</text:span>(<text:span text:style-name="T16">"Uso: </text:span><text:span text:style-name="T23">%s</text:span><text:span text:style-name="T16"> &lt;linhas M&gt; &lt;colunas N&gt;</text:span><text:span text:style-name="T23">\n</text:span><text:span text:style-name="T16">"</text:span>, <text:span text:style-name="T24">argv</text:span>[<text:span text:style-name="T20">0</text:span>]);</text:p>
      <text:p text:style-name="P14"><text:span text:style-name="T19">MPI_Abort</text:span>(MPI_COMM_WORLD, <text:span text:style-name="T20">1</text:span>);</text:p>
      <text:p text:style-name="P14">}</text:p>
      <text:p text:style-name="P17"/>
      <text:p text:style-name="P14"><text:span text:style-name="T21">M</text:span> <text:span text:style-name="T25">=</text:span> <text:span text:style-name="T19">atoi</text:span>(<text:span text:style-name="T24">argv</text:span>[<text:span text:style-name="T20">1</text:span>]);</text:p>
      <text:p text:style-name="P14"><text:soft-page-break/><text:span text:style-name="T21">N</text:span> <text:span text:style-name="T25">=</text:span> <text:span text:style-name="T19">atoi</text:span>(<text:span text:style-name="T24">argv</text:span>[<text:span text:style-name="T20">2</text:span>]);</text:p>
      <text:p text:style-name="P17"/>
      <text:p text:style-name="P16">// Impede execução se M não for divisível pelo número de processos</text:p>
      <text:p text:style-name="P14"><text:span text:style-name="T11">if</text:span> (<text:span text:style-name="T21">rank</text:span> <text:span text:style-name="T25">==</text:span> <text:span text:style-name="T20">0</text:span> <text:span text:style-name="T25">&amp;&amp;</text:span> (<text:span text:style-name="T21">M</text:span> <text:span text:style-name="T25">%</text:span> <text:span text:style-name="T21">size</text:span> <text:span text:style-name="T25">!=</text:span> <text:span text:style-name="T20">0</text:span>)) {</text:p>
      <text:p text:style-name="P14"><text:span text:style-name="T19">printf</text:span>(<text:span text:style-name="T16">"Erro: número de linhas M (</text:span><text:span text:style-name="T23">%d</text:span><text:span text:style-name="T16">) não é divisível igualmente pelo número de processos (</text:span><text:span text:style-name="T23">%d</text:span><text:span text:style-name="T16">).</text:span><text:span text:style-name="T23">\n</text:span><text:span text:style-name="T16">"</text:span>, <text:span text:style-name="T21">M</text:span>, <text:span text:style-name="T21">size</text:span>);</text:p>
      <text:p text:style-name="P14"><text:span text:style-name="T19">printf</text:span>(<text:span text:style-name="T16">"Cada processo precisa receber o mesmo número de linhas. Tente usar M múltiplo de </text:span><text:span text:style-name="T23">%d</text:span><text:span text:style-name="T16">.</text:span><text:span text:style-name="T23">\n</text:span><text:span text:style-name="T16">"</text:span>, <text:span text:style-name="T21">size</text:span>);</text:p>
      <text:p text:style-name="P14"><text:span text:style-name="T19">MPI_Abort</text:span>(MPI_COMM_WORLD, <text:span text:style-name="T20">1</text:span>);</text:p>
      <text:p text:style-name="P14">}</text:p>
      <text:p text:style-name="P17"/>
      <text:p text:style-name="P16">// Verificação de dimensões</text:p>
      <text:p text:style-name="P14"><text:span text:style-name="T11">if</text:span> (<text:span text:style-name="T21">M</text:span> <text:span text:style-name="T25">&gt;</text:span> <text:span text:style-name="T19">MAX_M</text:span> <text:span text:style-name="T25">||</text:span> <text:span text:style-name="T21">N</text:span> <text:span text:style-name="T25">&gt;</text:span> <text:span text:style-name="T19">MAX_N</text:span>) {</text:p>
      <text:p text:style-name="P14"><text:span text:style-name="T11">if</text:span> (<text:span text:style-name="T21">rank</text:span> <text:span text:style-name="T25">==</text:span> <text:span text:style-name="T20">0</text:span>) {</text:p>
      <text:p text:style-name="P14"><text:span text:style-name="T19">printf</text:span>(<text:span text:style-name="T16">"Erro: Dimensões máximas excedidas (MAX_M = </text:span><text:span text:style-name="T23">%d</text:span><text:span text:style-name="T16">, MAX_N = </text:span><text:span text:style-name="T23">%d</text:span><text:span text:style-name="T16">)</text:span><text:span text:style-name="T23">\n</text:span><text:span text:style-name="T16">"</text:span>, <text:span text:style-name="T19">MAX_M</text:span>, <text:span text:style-name="T19">MAX_N</text:span>);</text:p>
      <text:p text:style-name="P14">}</text:p>
      <text:p text:style-name="P14"><text:span text:style-name="T19">MPI_Abort</text:span>(MPI_COMM_WORLD, <text:span text:style-name="T20">1</text:span>);</text:p>
      <text:p text:style-name="P14">}</text:p>
      <text:p text:style-name="P17"/>
      <text:p text:style-name="P16">// Verifica se arquivo CSV existe para saber se é primeira escrita</text:p>
      <text:p text:style-name="P14"><text:span text:style-name="T11">if</text:span> (<text:span text:style-name="T21">rank</text:span> <text:span text:style-name="T25">==</text:span> <text:span text:style-name="T20">0</text:span>) {</text:p>
      <text:p text:style-name="P14"><text:span text:style-name="T26">FILE</text:span> <text:span text:style-name="T25">*</text:span><text:span text:style-name="T21">f</text:span> <text:span text:style-name="T25">=</text:span> <text:span text:style-name="T19">fopen</text:span>(<text:span text:style-name="T16">"016_tarefa_mpi_results_static.csv"</text:span>, <text:span text:style-name="T16">"r"</text:span>);</text:p>
      <text:p text:style-name="P14"><text:span text:style-name="T11">if</text:span> (<text:span text:style-name="T21">f</text:span> <text:span text:style-name="T25">==</text:span> <text:span text:style-name="T19">NULL</text:span>) {</text:p>
      <text:p text:style-name="P14"><text:span text:style-name="T21">is_first_write</text:span> <text:span text:style-name="T25">=</text:span> <text:span text:style-name="T20">1</text:span>;<text:span text:style-name="T22"> // Arquivo ainda não existe</text:span></text:p>
      <text:p text:style-name="P14">} <text:span text:style-name="T11">else</text:span> {</text:p>
      <text:p text:style-name="P14"><text:span text:style-name="T19">fclose</text:span>(<text:span text:style-name="T21">f</text:span>);</text:p>
      <text:p text:style-name="P14">}</text:p>
      <text:p text:style-name="P14">}</text:p>
      <text:p text:style-name="P17"/>
      <text:p text:style-name="P16">// Cálculo de linhas por processo</text:p>
      <text:p text:style-name="P14"><text:span text:style-name="T21">local_M</text:span> <text:span text:style-name="T25">=</text:span> <text:span text:style-name="T21">M</text:span> <text:span text:style-name="T25">/</text:span> <text:span text:style-name="T21">size</text:span>;</text:p>
      <text:p text:style-name="P17"/>
      <text:p text:style-name="P16">// Inicialização apenas no rank 0</text:p>
      <text:p text:style-name="P14"><text:span text:style-name="T11">if</text:span> (<text:span text:style-name="T21">rank</text:span> <text:span text:style-name="T25">==</text:span> <text:span text:style-name="T20">0</text:span>) {</text:p>
      <text:p text:style-name="P14"><text:span text:style-name="T19">srand</text:span>(<text:span text:style-name="T19">time</text:span>(<text:span text:style-name="T19">NULL</text:span>));</text:p>
      <text:p text:style-name="P14"><text:span text:style-name="T11">for</text:span> (<text:span text:style-name="T11">int</text:span> <text:span text:style-name="T21">i</text:span> <text:span text:style-name="T25">=</text:span> <text:span text:style-name="T20">0</text:span>; <text:span text:style-name="T21">i</text:span> <text:span text:style-name="T25">&lt;</text:span> <text:span text:style-name="T21">M</text:span>; <text:span text:style-name="T21">i</text:span><text:span text:style-name="T25">++</text:span>) {</text:p>
      <text:p text:style-name="P14"><text:span text:style-name="T11">for</text:span> (<text:span text:style-name="T11">int</text:span> <text:span text:style-name="T21">j</text:span> <text:span text:style-name="T25">=</text:span> <text:span text:style-name="T20">0</text:span>; <text:span text:style-name="T21">j</text:span> <text:span text:style-name="T25">&lt;</text:span> <text:span text:style-name="T21">N</text:span>; <text:span text:style-name="T21">j</text:span><text:span text:style-name="T25">++</text:span>) {</text:p>
      <text:p text:style-name="P14"><text:span text:style-name="T21">A</text:span>[<text:span text:style-name="T21">i</text:span>][<text:span text:style-name="T21">j</text:span>] <text:span text:style-name="T25">=</text:span> (<text:span text:style-name="T11">double</text:span>)<text:span text:style-name="T19">rand</text:span>() <text:span text:style-name="T25">/</text:span> <text:span text:style-name="T19">RAND_MAX</text:span>;</text:p>
      <text:p text:style-name="P14">}</text:p>
      <text:p text:style-name="P14">}</text:p>
      <text:p text:style-name="P14"><text:span text:style-name="T11">for</text:span> (<text:span text:style-name="T11">int</text:span> <text:span text:style-name="T21">j</text:span> <text:span text:style-name="T25">=</text:span> <text:span text:style-name="T20">0</text:span>; <text:span text:style-name="T21">j</text:span> <text:span text:style-name="T25">&lt;</text:span> <text:span text:style-name="T21">N</text:span>; <text:span text:style-name="T21">j</text:span><text:span text:style-name="T25">++</text:span>) {</text:p>
      <text:p text:style-name="P14"><text:span text:style-name="T21">x</text:span>[<text:span text:style-name="T21">j</text:span>] <text:span text:style-name="T25">=</text:span> (<text:span text:style-name="T11">double</text:span>)<text:span text:style-name="T19">rand</text:span>() <text:span text:style-name="T25">/</text:span> <text:span text:style-name="T19">RAND_MAX</text:span>;</text:p>
      <text:p text:style-name="P14">}</text:p>
      <text:p text:style-name="P14"><text:soft-page-break/>}</text:p>
      <text:p text:style-name="P17"/>
      <text:p text:style-name="P16">// Broadcast do vetor x para todos</text:p>
      <text:p text:style-name="P14"><text:span text:style-name="T19">MPI_Bcast</text:span>(<text:span text:style-name="T21">x</text:span>, <text:span text:style-name="T21">N</text:span>, MPI_DOUBLE, <text:span text:style-name="T20">0</text:span>, MPI_COMM_WORLD);</text:p>
      <text:p text:style-name="P17"/>
      <text:p text:style-name="P16">// Distribuição das linhas da matriz</text:p>
      <text:p text:style-name="P14"><text:span text:style-name="T19">MPI_Scatter</text:span>(<text:span text:style-name="T21">A</text:span>, <text:span text:style-name="T21">local_M</text:span> <text:span text:style-name="T25">*</text:span> <text:span text:style-name="T21">N</text:span>, MPI_DOUBLE,</text:p>
      <text:p text:style-name="P14"><text:span text:style-name="T21">local_A</text:span>, <text:span text:style-name="T21">local_M</text:span> <text:span text:style-name="T25">*</text:span> <text:span text:style-name="T21">N</text:span>, MPI_DOUBLE,</text:p>
      <text:p text:style-name="P14"><text:span text:style-name="T20">0</text:span>, MPI_COMM_WORLD);</text:p>
      <text:p text:style-name="P17"/>
      <text:p text:style-name="P14"><text:span text:style-name="T19">MPI_Barrier</text:span>(MPI_COMM_WORLD);<text:span text:style-name="T22"> // Sincroniza antes da medição do tempo</text:span></text:p>
      <text:p text:style-name="P17"/>
      <text:p text:style-name="P14"><text:span text:style-name="T11">double</text:span> <text:span text:style-name="T21">start_time</text:span>, <text:span text:style-name="T21">end_time</text:span>;</text:p>
      <text:p text:style-name="P17"/>
      <text:p text:style-name="P14"><text:span text:style-name="T11">if</text:span> (<text:span text:style-name="T21">rank</text:span> <text:span text:style-name="T25">==</text:span> <text:span text:style-name="T20">0</text:span>) {</text:p>
      <text:p text:style-name="P14"><text:span text:style-name="T21">start_time</text:span> <text:span text:style-name="T25">=</text:span> <text:span text:style-name="T19">MPI_Wtime</text:span>();</text:p>
      <text:p text:style-name="P14">}</text:p>
      <text:p text:style-name="P17"/>
      <text:p text:style-name="P16">// Repetir cálculo para evitar tempo zero</text:p>
      <text:p text:style-name="P14"><text:span text:style-name="T11">for</text:span> (<text:span text:style-name="T11">int</text:span> <text:span text:style-name="T21">r</text:span> <text:span text:style-name="T25">=</text:span> <text:span text:style-name="T20">0</text:span>; <text:span text:style-name="T21">r</text:span> <text:span text:style-name="T25">&lt;</text:span> <text:span text:style-name="T19">REPEATS</text:span>; <text:span text:style-name="T21">r</text:span><text:span text:style-name="T25">++</text:span>) {</text:p>
      <text:p text:style-name="P14"><text:span text:style-name="T11">for</text:span> (<text:span text:style-name="T11">int</text:span> <text:span text:style-name="T21">i</text:span> <text:span text:style-name="T25">=</text:span> <text:span text:style-name="T20">0</text:span>; <text:span text:style-name="T21">i</text:span> <text:span text:style-name="T25">&lt;</text:span> <text:span text:style-name="T21">local_M</text:span>; <text:span text:style-name="T21">i</text:span><text:span text:style-name="T25">++</text:span>) {</text:p>
      <text:p text:style-name="P14"><text:span text:style-name="T21">local_y</text:span>[<text:span text:style-name="T21">i</text:span>] <text:span text:style-name="T25">=</text:span> <text:span text:style-name="T20">0.0</text:span>;</text:p>
      <text:p text:style-name="P14"><text:span text:style-name="T11">for</text:span> (<text:span text:style-name="T11">int</text:span> <text:span text:style-name="T21">j</text:span> <text:span text:style-name="T25">=</text:span> <text:span text:style-name="T20">0</text:span>; <text:span text:style-name="T21">j</text:span> <text:span text:style-name="T25">&lt;</text:span> <text:span text:style-name="T21">N</text:span>; <text:span text:style-name="T21">j</text:span><text:span text:style-name="T25">++</text:span>) {</text:p>
      <text:p text:style-name="P14"><text:span text:style-name="T21">local_y</text:span>[<text:span text:style-name="T21">i</text:span>] <text:span text:style-name="T25">+=</text:span> <text:span text:style-name="T21">local_A</text:span>[<text:span text:style-name="T21">i</text:span>][<text:span text:style-name="T21">j</text:span>] <text:span text:style-name="T25">*</text:span> <text:span text:style-name="T21">x</text:span>[<text:span text:style-name="T21">j</text:span>];</text:p>
      <text:p text:style-name="P14">}</text:p>
      <text:p text:style-name="P14">}</text:p>
      <text:p text:style-name="P14">}</text:p>
      <text:p text:style-name="P17"/>
      <text:p text:style-name="P14"><text:span text:style-name="T19">MPI_Barrier</text:span>(MPI_COMM_WORLD);<text:span text:style-name="T22"> // Sincroniza antes de terminar a medição</text:span></text:p>
      <text:p text:style-name="P17"/>
      <text:p text:style-name="P14"><text:span text:style-name="T11">if</text:span> (<text:span text:style-name="T21">rank</text:span> <text:span text:style-name="T25">==</text:span> <text:span text:style-name="T20">0</text:span>) {</text:p>
      <text:p text:style-name="P14"><text:span text:style-name="T21">end_time</text:span> <text:span text:style-name="T25">=</text:span> <text:span text:style-name="T19">MPI_Wtime</text:span>();</text:p>
      <text:p text:style-name="P14">}</text:p>
      <text:p text:style-name="P17"/>
      <text:p text:style-name="P16">// Coleta dos resultados (não precisa repetir várias vezes)</text:p>
      <text:p text:style-name="P14"><text:span text:style-name="T19">MPI_Gather</text:span>(<text:span text:style-name="T21">local_y</text:span>, <text:span text:style-name="T21">local_M</text:span>, MPI_DOUBLE,</text:p>
      <text:p text:style-name="P14"><text:span text:style-name="T21">y</text:span>, <text:span text:style-name="T21">local_M</text:span>, MPI_DOUBLE,</text:p>
      <text:p text:style-name="P14"><text:span text:style-name="T20">0</text:span>, MPI_COMM_WORLD);</text:p>
      <text:p text:style-name="P17"/>
      <text:p text:style-name="P14"><text:span text:style-name="T11">if</text:span> (<text:span text:style-name="T21">rank</text:span> <text:span text:style-name="T25">==</text:span> <text:span text:style-name="T20">0</text:span>) {</text:p>
      <text:p text:style-name="P14"><text:span text:style-name="T11">double</text:span> <text:span text:style-name="T21">elapsed_time</text:span> <text:span text:style-name="T25">=</text:span> (<text:span text:style-name="T21">end_time</text:span> <text:span text:style-name="T25">-</text:span> <text:span text:style-name="T21">start_time</text:span>) <text:span text:style-name="T25">/</text:span> <text:span text:style-name="T19">REPEATS</text:span>;</text:p>
      <text:p text:style-name="P17"/>
      <text:p text:style-name="P16">// Evita divisão por zero</text:p>
      <text:p text:style-name="P14"><text:span text:style-name="T11">if</text:span> (<text:span text:style-name="T21">elapsed_time</text:span> <text:span text:style-name="T25">&lt;</text:span> <text:span text:style-name="T20">1</text:span><text:span text:style-name="T25">e-</text:span><text:span text:style-name="T20">9</text:span>) <text:span text:style-name="T21">elapsed_time</text:span> <text:span text:style-name="T25">=</text:span> <text:span text:style-name="T20">1</text:span><text:span text:style-name="T25">e-</text:span><text:span text:style-name="T20">9</text:span>;</text:p>
      <text:p text:style-name="P17"><text:soft-page-break/></text:p>
      <text:p text:style-name="P14"><text:span text:style-name="T11">double</text:span> <text:span text:style-name="T21">baseline_time</text:span> <text:span text:style-name="T25">=</text:span> <text:span text:style-name="T19">load_baseline_time</text:span>();</text:p>
      <text:p text:style-name="P14"><text:span text:style-name="T11">if</text:span> (<text:span text:style-name="T21">size</text:span> <text:span text:style-name="T25">==</text:span> <text:span text:style-name="T20">1</text:span>) {</text:p>
      <text:p text:style-name="P14"><text:span text:style-name="T19">save_baseline_time</text:span>(<text:span text:style-name="T21">elapsed_time</text:span>);</text:p>
      <text:p text:style-name="P14"><text:span text:style-name="T21">baseline_time</text:span> <text:span text:style-name="T25">=</text:span> <text:span text:style-name="T21">elapsed_time</text:span>;</text:p>
      <text:p text:style-name="P14">}</text:p>
      <text:p text:style-name="P14"><text:span text:style-name="T11">if</text:span> (<text:span text:style-name="T21">baseline_time</text:span> <text:span text:style-name="T25">&lt;</text:span> <text:span text:style-name="T20">1</text:span><text:span text:style-name="T25">e-</text:span><text:span text:style-name="T20">9</text:span>) <text:span text:style-name="T21">baseline_time</text:span> <text:span text:style-name="T25">=</text:span> <text:span text:style-name="T20">1</text:span><text:span text:style-name="T25">e-</text:span><text:span text:style-name="T20">9</text:span>;</text:p>
      <text:p text:style-name="P17"/>
      <text:p text:style-name="P14"><text:span text:style-name="T11">double</text:span> <text:span text:style-name="T21">speedup</text:span> <text:span text:style-name="T25">=</text:span> <text:span text:style-name="T21">baseline_time</text:span> <text:span text:style-name="T25">/</text:span> <text:span text:style-name="T21">elapsed_time</text:span>;</text:p>
      <text:p text:style-name="P14"><text:span text:style-name="T11">double</text:span> <text:span text:style-name="T21">efficiency</text:span> <text:span text:style-name="T25">=</text:span> (<text:span text:style-name="T21">speedup</text:span> <text:span text:style-name="T25">/</text:span> <text:span text:style-name="T21">size</text:span>) <text:span text:style-name="T25">*</text:span> <text:span text:style-name="T20">100.0</text:span>;</text:p>
      <text:p text:style-name="P17"/>
      <text:p text:style-name="P14"><text:span text:style-name="T19">print_table_header</text:span>();</text:p>
      <text:p text:style-name="P14"><text:span text:style-name="T19">print_table_row</text:span>(<text:span text:style-name="T21">M</text:span>, <text:span text:style-name="T21">N</text:span>, <text:span text:style-name="T21">size</text:span>, <text:span text:style-name="T21">elapsed_time</text:span>, <text:span text:style-name="T21">baseline_time</text:span>);</text:p>
      <text:p text:style-name="P14"><text:span text:style-name="T19">write_csv</text:span>(<text:span text:style-name="T16">"016_tarefa_mpi_results_static.csv"</text:span>, <text:span text:style-name="T21">M</text:span>, <text:span text:style-name="T21">N</text:span>, <text:span text:style-name="T21">size</text:span>, <text:span text:style-name="T21">elapsed_time</text:span>, <text:span text:style-name="T21">speedup</text:span>, <text:span text:style-name="T21">efficiency</text:span>, <text:span text:style-name="T21">is_first_write</text:span>);</text:p>
      <text:p text:style-name="P14">}</text:p>
      <text:p text:style-name="P17"/>
      <text:p text:style-name="P14"><text:span text:style-name="T19">MPI_Finalize</text:span>();</text:p>
      <text:p text:style-name="P14"><text:span text:style-name="T11">return</text:span> <text:span text:style-name="T20">0</text:span>;</text:p>
      <text:p text:style-name="P14">}</text:p>
      <text:p text:style-name="P14"/>
      <text:p text:style-name="P25"><text:span text:style-name="T18"/></text:p>
      <text:p text:style-name="P15"/>
      <text:p text:style-name="P24"><text:span text:style-name="T17">resultado npad 8 nos com 1 task per node:<text:line-break/>xecutando: 1 processos | Matriz: 500x500</text:span></text:p>
      <text:p text:style-name="P24"><text:span text:style-name="T17"/></text:p>
      <text:p text:style-name="P24"><text:span text:style-name="T17">+---------------+---------------+---------------+---------------+---------------+</text:span></text:p>
      <text:p text:style-name="P24"><text:span text:style-name="T17">| Matriz (MxN) <text:s/>| Processos <text:s text:c="4"/>| Tempo (s) <text:s text:c="4"/>| Speedup <text:s text:c="6"/>| Eficiência <text:s text:c="2"/>|</text:span></text:p>
      <text:p text:style-name="P24"><text:span text:style-name="T17">+---------------+---------------+---------------+---------------+---------------+</text:span></text:p>
      <text:p text:style-name="P24"><text:span text:style-name="T17">| 500x500 <text:s text:c="7"/>| 1 <text:s text:c="12"/>| 0.000983 <text:s text:c="5"/>| 1.00 <text:s text:c="9"/>| 100.0 <text:s text:c="6"/>% |</text:span></text:p>
      <text:p text:style-name="P24"><text:span text:style-name="T17">Executando: 2 processos | Matriz: 500x500</text:span></text:p>
      <text:p text:style-name="P24"><text:span text:style-name="T17"/></text:p>
      <text:p text:style-name="P24"><text:span text:style-name="T17">+---------------+---------------+---------------+---------------+---------------+</text:span></text:p>
      <text:p text:style-name="P24"><text:span text:style-name="T17">| Matriz (MxN) <text:s/>| Processos <text:s text:c="4"/>| Tempo (s) <text:s text:c="4"/>| Speedup <text:s text:c="6"/>| Eficiência <text:s text:c="2"/>|</text:span></text:p>
      <text:p text:style-name="P24"><text:span text:style-name="T17">+---------------+---------------+---------------+---------------+---------------+</text:span></text:p>
      <text:p text:style-name="P24"><text:span text:style-name="T17">| 500x500 <text:s text:c="7"/>| 2 <text:s text:c="12"/>| 0.000491 <text:s text:c="5"/>| 2.00 <text:s text:c="9"/>| 100.0 <text:s text:c="6"/>% |</text:span></text:p>
      <text:p text:style-name="P24"><text:span text:style-name="T17">Executando: 4 processos | Matriz: 500x500</text:span></text:p>
      <text:p text:style-name="P24"><text:soft-page-break/><text:span text:style-name="T17"/></text:p>
      <text:p text:style-name="P24"><text:span text:style-name="T17">+---------------+---------------+---------------+---------------+---------------+</text:span></text:p>
      <text:p text:style-name="P24"><text:span text:style-name="T17">| Matriz (MxN) <text:s/>| Processos <text:s text:c="4"/>| Tempo (s) <text:s text:c="4"/>| Speedup <text:s text:c="6"/>| Eficiência <text:s text:c="2"/>|</text:span></text:p>
      <text:p text:style-name="P24"><text:span text:style-name="T17">+---------------+---------------+---------------+---------------+---------------+</text:span></text:p>
      <text:p text:style-name="P24"><text:span text:style-name="T17">| 500x500 <text:s text:c="7"/>| 4 <text:s text:c="12"/>| 0.000246 <text:s text:c="5"/>| 4.00 <text:s text:c="9"/>| 100.0 <text:s text:c="6"/>% |</text:span></text:p>
      <text:p text:style-name="P24"><text:span text:style-name="T17">Executando: 8 processos | Matriz: 500x500</text:span></text:p>
      <text:p text:style-name="P24"><text:span text:style-name="T17">Erro: número de linhas M (500) não é divisível pelo número de processos (8).</text:span></text:p>
      <text:p text:style-name="P24"><text:span text:style-name="T17">Cada processo precisa receber o mesmo número de linhas. Tente usar M múltiplo de 8.</text:span></text:p>
      <text:p text:style-name="P24"><text:span text:style-name="T17">Executando: 1 processos | Matriz: 1000x1000</text:span></text:p>
      <text:p text:style-name="P24"><text:span text:style-name="T17"/></text:p>
      <text:p text:style-name="P24"><text:span text:style-name="T17">+---------------+---------------+---------------+---------------+---------------+</text:span></text:p>
      <text:p text:style-name="P24"><text:span text:style-name="T17">| Matriz (MxN) <text:s/>| Processos <text:s text:c="4"/>| Tempo (s) <text:s text:c="4"/>| Speedup <text:s text:c="6"/>| Eficiência <text:s text:c="2"/>|</text:span></text:p>
      <text:p text:style-name="P24"><text:span text:style-name="T17">+---------------+---------------+---------------+---------------+---------------+</text:span></text:p>
      <text:p text:style-name="P24"><text:span text:style-name="T17">| 1000x1000 <text:s text:c="6"/>| 1 <text:s text:c="12"/>| 0.003930 <text:s text:c="5"/>| 1.00 <text:s text:c="9"/>| 100.0 <text:s text:c="6"/>% |</text:span></text:p>
      <text:p text:style-name="P24"><text:span text:style-name="T17">Executando: 2 processos | Matriz: 1000x1000</text:span></text:p>
      <text:p text:style-name="P24"><text:span text:style-name="T17"/></text:p>
      <text:p text:style-name="P24"><text:span text:style-name="T17">+---------------+---------------+---------------+---------------+---------------+</text:span></text:p>
      <text:p text:style-name="P24"><text:span text:style-name="T17">| Matriz (MxN) <text:s/>| Processos <text:s text:c="4"/>| Tempo (s) <text:s text:c="4"/>| Speedup <text:s text:c="6"/>| Eficiência <text:s text:c="2"/>|</text:span></text:p>
      <text:p text:style-name="P24"><text:span text:style-name="T17">+---------------+---------------+---------------+---------------+---------------+</text:span></text:p>
      <text:p text:style-name="P24"><text:span text:style-name="T17">| 1000x1000 <text:s text:c="6"/>| 2 <text:s text:c="12"/>| 0.001965 <text:s text:c="5"/>| 2.00 <text:s text:c="9"/>| 100.0 <text:s text:c="6"/>% |</text:span></text:p>
      <text:p text:style-name="P24"><text:span text:style-name="T17">Executando: 4 processos | Matriz: 1000x1000</text:span></text:p>
      <text:p text:style-name="P24"><text:span text:style-name="T17"/></text:p>
      <text:p text:style-name="P24"><text:span text:style-name="T17">+---------------+---------------+---------------+---------------+---------------+</text:span></text:p>
      <text:p text:style-name="P24"><text:span text:style-name="T17">| Matriz (MxN) <text:s/>| Processos <text:s text:c="4"/>| Tempo (s) <text:s text:c="4"/>| Speedup <text:s text:c="6"/>| Eficiência <text:s text:c="2"/>|</text:span></text:p>
      <text:p text:style-name="P24"><text:span text:style-name="T17">+---------------+---------------+---------------+---------------+---------------+</text:span></text:p>
      <text:p text:style-name="P24"><text:span text:style-name="T17">| 1000x1000 <text:s text:c="6"/>| 4 <text:s text:c="12"/>| 0.000984 <text:s text:c="5"/>| 3.99 <text:s text:c="9"/>| 99.8 <text:s text:c="7"/>% |</text:span></text:p>
      <text:p text:style-name="P24"><text:span text:style-name="T17">Executando: 8 processos | Matriz: 1000x1000</text:span></text:p>
      <text:p text:style-name="P24"><text:span text:style-name="T17"/></text:p>
      <text:p text:style-name="P24"><text:span text:style-name="T17">+---------------+---------------+---------------+---------------+---------------+</text:span></text:p>
      <text:p text:style-name="P24"><text:span text:style-name="T17">| Matriz (MxN) <text:s/>| Processos <text:s text:c="4"/>| Tempo (s) <text:s text:c="4"/>| Speedup <text:s text:c="6"/>| Eficiência <text:s text:c="2"/>|</text:span></text:p>
      <text:p text:style-name="P24"><text:span text:style-name="T17">+---------------+---------------+---------------+---------------+---------------+</text:span></text:p>
      <text:p text:style-name="P24"><text:soft-page-break/><text:span text:style-name="T17">| 1000x1000 <text:s text:c="6"/>| 8 <text:s text:c="12"/>| 0.000510 <text:s text:c="5"/>| 7.71 <text:s text:c="9"/>| 96.3 <text:s text:c="7"/>% |</text:span></text:p>
      <text:p text:style-name="P24"><text:span text:style-name="T17">Executando: 1 processos | Matriz: 2000x2000</text:span></text:p>
      <text:p text:style-name="P24"><text:span text:style-name="T17"/></text:p>
      <text:p text:style-name="P24"><text:span text:style-name="T17">+---------------+---------------+---------------+---------------+---------------+</text:span></text:p>
      <text:p text:style-name="P24"><text:span text:style-name="T17">| Matriz (MxN) <text:s/>| Processos <text:s text:c="4"/>| Tempo (s) <text:s text:c="4"/>| Speedup <text:s text:c="6"/>| Eficiência <text:s text:c="2"/>|</text:span></text:p>
      <text:p text:style-name="P24"><text:span text:style-name="T17">+---------------+---------------+---------------+---------------+---------------+</text:span></text:p>
      <text:p text:style-name="P24"><text:span text:style-name="T17">| 2000x2000 <text:s text:c="6"/>| 1 <text:s text:c="12"/>| 0.015719 <text:s text:c="5"/>| 1.00 <text:s text:c="9"/>| 100.0 <text:s text:c="6"/>% |</text:span></text:p>
      <text:p text:style-name="P24"><text:span text:style-name="T17">Executando: 2 processos | Matriz: 2000x2000</text:span></text:p>
      <text:p text:style-name="P24"><text:span text:style-name="T17"/></text:p>
      <text:p text:style-name="P24"><text:span text:style-name="T17">+---------------+---------------+---------------+---------------+---------------+</text:span></text:p>
      <text:p text:style-name="P24"><text:span text:style-name="T17">| Matriz (MxN) <text:s/>| Processos <text:s text:c="4"/>| Tempo (s) <text:s text:c="4"/>| Speedup <text:s text:c="6"/>| Eficiência <text:s text:c="2"/>|</text:span></text:p>
      <text:p text:style-name="P24"><text:span text:style-name="T17">+---------------+---------------+---------------+---------------+---------------+</text:span></text:p>
      <text:p text:style-name="P24"><text:span text:style-name="T17">| 2000x2000 <text:s text:c="6"/>| 2 <text:s text:c="12"/>| 0.007870 <text:s text:c="5"/>| 2.00 <text:s text:c="9"/>| 99.9 <text:s text:c="7"/>% |</text:span></text:p>
      <text:p text:style-name="P24"><text:span text:style-name="T17">Executando: 4 processos | Matriz: 2000x2000</text:span></text:p>
      <text:p text:style-name="P24"><text:span text:style-name="T17"/></text:p>
      <text:p text:style-name="P24"><text:span text:style-name="T17">+---------------+---------------+---------------+---------------+---------------+</text:span></text:p>
      <text:p text:style-name="P24"><text:span text:style-name="T17">| Matriz (MxN) <text:s/>| Processos <text:s text:c="4"/>| Tempo (s) <text:s text:c="4"/>| Speedup <text:s text:c="6"/>| Eficiência <text:s text:c="2"/>|</text:span></text:p>
      <text:p text:style-name="P24"><text:span text:style-name="T17">+---------------+---------------+---------------+---------------+---------------+</text:span></text:p>
      <text:p text:style-name="P24"><text:span text:style-name="T17">| 2000x2000 <text:s text:c="6"/>| 4 <text:s text:c="12"/>| 0.003928 <text:s text:c="5"/>| 4.00 <text:s text:c="9"/>| 100.0 <text:s text:c="6"/>% |</text:span></text:p>
      <text:p text:style-name="P24"><text:span text:style-name="T17">Executando: 8 processos | Matriz: 2000x2000</text:span></text:p>
      <text:p text:style-name="P24"><text:span text:style-name="T17"/></text:p>
      <text:p text:style-name="P24"><text:span text:style-name="T17">+---------------+---------------+---------------+---------------+---------------+</text:span></text:p>
      <text:p text:style-name="P24"><text:span text:style-name="T17">| Matriz (MxN) <text:s/>| Processos <text:s text:c="4"/>| Tempo (s) <text:s text:c="4"/>| Speedup <text:s text:c="6"/>| Eficiência <text:s text:c="2"/>|</text:span></text:p>
      <text:p text:style-name="P24"><text:span text:style-name="T17">+---------------+---------------+---------------+---------------+---------------+</text:span></text:p>
      <text:p text:style-name="P24"><text:span text:style-name="T17">| 2000x2000 <text:s text:c="6"/>| 8 <text:s text:c="12"/>| 0.002047 <text:s text:c="5"/>| 7.68 <text:s text:c="9"/>| 96.0 <text:s text:c="7"/>% |</text:span></text:p>
      <text:h text:style-name="P12" text:outline-level="1"><text:soft-page-break/><text:s/></text:h>
      <text:h text:style-name="P8" text:outline-level="2"><text:span text:style-name="Strong_20_Emphasis"><text:span text:style-name="T8"/></text:span></text:h>
      <text:h text:style-name="P8" text:outline-level="2"><text:span text:style-name="Strong_20_Emphasis"><text:span text:style-name="T8"/></text:span></text:h>
      <text:h text:style-name="P8" text:outline-level="2"><text:span text:style-name="Strong_20_Emphasis"><text:span text:style-name="T8"/></text:span></text:h>
      <text:h text:style-name="P8" text:outline-level="2"><text:span text:style-name="Strong_20_Emphasis"><text:span text:style-name="T8"/></text:span></text:h>
      <text:h text:style-name="P8" text:outline-level="2"><text:span text:style-name="Strong_20_Emphasis"><text:span text:style-name="T8"/></text:span></text:h>
      <text:h text:style-name="P8" text:outline-level="2"><text:span text:style-name="Strong_20_Emphasis"><text:span text:style-name="T8"/></text:span></text:h>
      <text:h text:style-name="P8" text:outline-level="2"><text:span text:style-name="Strong_20_Emphasis"><text:span text:style-name="T8"/></text:span></text:h>
      <text:h text:style-name="P8" text:outline-level="2"><text:span text:style-name="Strong_20_Emphasis"><text:span text:style-name="T8"/></text:span></text:h>
      <text:h text:style-name="P8" text:outline-level="2"><text:span text:style-name="Strong_20_Emphasis"><text:span text:style-name="T8"/></text:span></text:h>
      <text:h text:style-name="P8" text:outline-level="2"><text:span text:style-name="Strong_20_Emphasis"><text:span text:style-name="T8"/></text:span></text:h>
      <text:h text:style-name="P8" text:outline-level="2"><text:span text:style-name="Strong_20_Emphasis"><text:span text:style-name="T8"/></text:span></text:h>
      <text:h text:style-name="P8" text:outline-level="2"><text:span text:style-name="Strong_20_Emphasis"><text:span text:style-name="T8"/></text:span></text:h>
      <text:h text:style-name="P8" text:outline-level="2"><text:span text:style-name="Strong_20_Emphasis"><text:span text:style-name="T8"/></text:span></text:h>
      <text:h text:style-name="P8" text:outline-level="2"><text:span text:style-name="Strong_20_Emphasis"><text:span text:style-name="T8"/></text:span></text:h>
      <text:h text:style-name="P8" text:outline-level="2"><text:span text:style-name="Strong_20_Emphasis"><text:span text:style-name="T8"/></text:span></text:h>
      <text:h text:style-name="P8" text:outline-level="2"><text:span text:style-name="Strong_20_Emphasis"><text:span text:style-name="T8"/></text:span></text:h>
      <text:h text:style-name="P8" text:outline-level="2"><text:span text:style-name="Strong_20_Emphasis"><text:span text:style-name="T8"/></text:span></text:h>
      <text:h text:style-name="P8" text:outline-level="2"><text:span text:style-name="Strong_20_Emphasis"><text:span text:style-name="T8"/></text:span></text:h>
      <text:h text:style-name="P8" text:outline-level="2"><text:span text:style-name="Strong_20_Emphasis"><text:span text:style-name="T8"/></text:span></text:h>
      <text:h text:style-name="P8" text:outline-level="2"><text:span text:style-name="Strong_20_Emphasis"><text:span text:style-name="T8"/></text:span></text:h>
      <text:h text:style-name="P8" text:outline-level="2"><text:soft-page-break/><text:span text:style-name="Strong_20_Emphasis"><text:span text:style-name="T8"/></text:span></text:h>
      <text:h text:style-name="P8" text:outline-level="2"><text:span text:style-name="Strong_20_Emphasis"><text:span text:style-name="T8"/></text:span></text:h>
      <text:h text:style-name="P8" text:outline-level="2"><text:span text:style-name="Strong_20_Emphasis"><text:span text:style-name="T8"/></text:span></text:h>
      <text:h text:style-name="P13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6-14T17:37:14.268668124</dc:date>
    <meta:editing-duration>P1DT7H53M42S</meta:editing-duration>
    <meta:editing-cycles>75</meta:editing-cycles>
    <meta:document-statistic meta:table-count="0" meta:image-count="0" meta:object-count="0" meta:page-count="12" meta:paragraph-count="257" meta:word-count="1810" meta:character-count="12811" meta:non-whitespace-character-count="10777"/>
  </office:meta>
</office:document-meta>
</file>